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justify" draw:textarea-vertical-align="middle" draw:auto-grow-height="false" fo:min-height="6.456cm" fo:min-width="16.206cm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 fo:min-height="3.375cm" fo:min-width="8.501cm"/>
    </style:style>
    <style:style style:name="gr3" style:family="graphic" style:parent-style-name="standard">
      <style:graphic-properties draw:textarea-horizontal-align="justify" draw:textarea-vertical-align="middle" draw:auto-grow-height="false" fo:min-height="3.4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1.916cm" fo:min-width="1.866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1.916cm" fo:min-width="1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10" style:family="graphic" style:parent-style-name="objectwithoutfill">
      <style:graphic-properties svg:stroke-color="#80808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/>
    </style:style>
    <style:style style:name="gr14" style:family="graphic" style:parent-style-name="standard">
      <style:graphic-properties svg:stroke-color="#808080" draw:fill="none" draw:textarea-horizontal-align="justify" draw:textarea-vertical-align="middle" draw:auto-grow-height="false" fo:min-height="3.27cm" fo:min-width="4.82cm"/>
    </style:style>
    <style:style style:name="gr15" style:family="graphic" style:parent-style-name="standard">
      <style:graphic-properties svg:stroke-color="#808080" draw:fill="none" draw:textarea-horizontal-align="justify" draw:textarea-vertical-align="middle" draw:auto-grow-height="false" fo:min-height="3.27cm" fo:min-width="4.02cm"/>
    </style:style>
    <style:style style:name="gr16" style:family="graphic" style:parent-style-name="standard">
      <style:graphic-properties svg:stroke-color="#808080" draw:fill="none" draw:textarea-horizontal-align="justify" draw:textarea-vertical-align="middle" draw:auto-grow-height="false" fo:min-height="3.27cm" fo:min-width="3.319cm"/>
    </style:style>
    <style:style style:name="gr17" style:family="graphic" style:parent-style-name="standard">
      <style:graphic-properties draw:stroke="none" svg:stroke-color="#808080" draw:fill="solid" draw:fill-color="#96b300" draw:textarea-horizontal-align="justify" draw:textarea-vertical-align="middle" draw:auto-grow-height="false" fo:min-height="3.54cm" fo:min-width="16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19" style:family="graphic" style:parent-style-name="standard">
      <style:graphic-properties draw:stroke="none" svg:stroke-color="#000000" draw:fill="none" draw:fill-color="#ffffff" fo:min-height="3.556cm"/>
    </style:style>
    <style:style style:name="gr20" style:family="graphic" style:parent-style-name="standard">
      <style:graphic-properties draw:textarea-horizontal-align="justify" draw:textarea-vertical-align="middle" draw:auto-grow-height="false" fo:min-height="1.272cm" fo:min-width="0cm"/>
    </style:style>
    <style:style style:name="gr21" style:family="graphic" style:parent-style-name="standard">
      <style:graphic-properties draw:stroke="none" svg:stroke-color="#3465a4" draw:textarea-horizontal-align="justify" draw:textarea-vertical-align="middle" draw:auto-grow-height="false" fo:min-height="3.36cm" fo:min-width="4.11cm"/>
    </style:style>
    <style:style style:name="gr22" style:family="graphic" style:parent-style-name="standard">
      <style:graphic-properties svg:stroke-color="#808080" draw:fill="solid" draw:fill-color="#c0c0c0" draw:textarea-horizontal-align="justify" draw:textarea-vertical-align="middle" draw:auto-grow-height="false" fo:min-height="3.36cm" fo:min-width="4.01cm"/>
    </style:style>
    <style:style style:name="gr23" style:family="graphic" style:parent-style-name="standard">
      <style:graphic-properties draw:stroke="none" svg:stroke-color="#3465a4" draw:fill="solid" draw:fill-color="#ff9966" draw:textarea-horizontal-align="justify" draw:textarea-vertical-align="middle" draw:auto-grow-height="false" fo:min-height="3.36cm" fo:min-width="4.11cm"/>
    </style:style>
    <style:style style:name="P1" style:family="paragraph">
      <loext:graphic-properties draw:fill="solid" draw:fill-color="#c0c0c0"/>
      <style:paragraph-properties fo:text-align="center"/>
    </style:style>
    <style:style style:name="P2" style:family="paragraph">
      <loext:graphic-properties draw:fill="solid" draw:fill-color="#cccc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6b3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99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7cm" svg:x="2cm" svg:y="14cm">
          <text:p/>
          <draw:enhanced-geometry svg:viewBox="0 0 21600 21600" draw:path-stretchpoint-x="10800" draw:path-stretchpoint-y="10800" draw:text-areas="?f3 ?f4 ?f5 ?f6" draw:type="round-rectangle" draw:modifiers="1555.02721919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cm" svg:height="5.8cm" svg:x="6cm" svg:y="22.8cm">
          <text:p/>
          <draw:enhanced-geometry svg:viewBox="0 0 88 21600" draw:glue-points="44 ?f6 44 0 0 10800 44 21600 88 10800" draw:text-areas="0 ?f6 88 ?f3" draw:type="can" draw:modifiers="3537.32115152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0.8cm" svg:height="4.2cm" svg:x="9cm" svg:y="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8cm" svg:height="4.1cm" draw:transform="rotate (3.13583306705821) translate (11.687cm 25.1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3.982cm" svg:height="0.962cm" svg:x="11.633cm" svg:y="21.6cm">
          <draw:text-box>
            <text:p>module-load</text:p>
          </draw:text-box>
        </draw:frame>
        <draw:frame draw:style-name="gr6" draw:text-style-name="P4" draw:layer="layout" svg:width="4.126cm" svg:height="0.962cm" svg:x="5.174cm" svg:y="21.6cm">
          <draw:text-box>
            <text:p>module-save</text:p>
          </draw:text-box>
        </draw:frame>
        <draw:custom-shape draw:style-name="gr7" draw:text-style-name="P5" draw:layer="layout" svg:width="2.6cm" svg:height="2.4cm" svg:x="9.4cm" svg:y="2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2.4cm" svg:x="8.9cm" svg:y="2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cm" svg:height="2.4cm" svg:x="8.4cm" svg:y="25.7cm">
          <text:p text:style-name="P3"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3.389cm" svg:height="1.673cm" svg:x="12.3cm" svg:y="25.5cm">
          <draw:text-box>
            <text:p>module </text:p>
            <text:p>snapshots</text:p>
          </draw:text-box>
        </draw:frame>
        <draw:line draw:style-name="gr10" draw:text-style-name="P6" draw:layer="layout" svg:x1="2cm" svg:y1="15.6cm" svg:x2="19cm" svg:y2="15.6cm">
          <text:p/>
        </draw:line>
        <draw:frame draw:style-name="gr11" draw:text-style-name="P4" draw:layer="layout" svg:width="3.216cm" svg:height="0.962cm" draw:transform="rotate (1.57568324870048) translate (0.838cm 19.121cm)">
          <draw:text-box>
            <text:p>MODULE</text:p>
          </draw:text-box>
        </draw:frame>
        <draw:frame draw:style-name="gr12" draw:text-style-name="P4" draw:layer="layout" svg:width="3.597cm" svg:height="0.962cm" draw:transform="rotate (1.57568324870048) translate (4.816cm 27.221cm)">
          <draw:text-box>
            <text:p>STORAGE</text:p>
          </draw:text-box>
        </draw:frame>
        <draw:frame draw:style-name="gr13" draw:text-style-name="P4" draw:layer="layout" svg:width="7.982cm" svg:height="0.962cm" svg:x="6.546cm" svg:y="14.238cm">
          <draw:text-box>
            <text:p>external functions (@xxxx)</text:p>
          </draw:text-box>
        </draw:frame>
        <draw:custom-shape draw:style-name="gr14" draw:text-style-name="P6" draw:layer="layout" svg:width="5.7cm" svg:height="3.9cm" svg:x="12.7cm" svg:y="16.3cm">
          <text:p text:style-name="P3">internal functions,</text:p>
          <text:p text:style-name="P3">start &amp; stop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4.9cm" svg:height="3.9cm" svg:x="7.3cm" svg:y="16.3cm">
          <text:p text:style-name="P3">data &amp; r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199cm" svg:height="3.9cm" svg:x="2.601cm" svg:y="16.301cm">
          <text:p text:style-name="P3">dash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7cm" svg:height="4.2cm" svg:x="2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3.347cm" svg:height="0.962cm" draw:transform="rotate (1.57568324870048) translate (0.816cm 11.7cm)">
          <draw:text-box>
            <text:p>REST API</text:p>
          </draw:text-box>
        </draw:frame>
        <draw:line draw:style-name="gr10" draw:text-style-name="P6" draw:layer="layout" svg:x1="10.5cm" svg:y1="7.9cm" svg:x2="10.5cm" svg:y2="12.1cm">
          <text:p/>
        </draw:line>
        <draw:frame draw:style-name="gr11" draw:text-style-name="P4" draw:layer="layout" svg:width="3.216cm" svg:height="0.962cm" draw:transform="rotate (1.57568324870048) translate (0.838cm 19.122cm)">
          <draw:text-box>
            <text:p>MODULE</text:p>
          </draw:text-box>
        </draw:frame>
        <draw:line draw:style-name="gr10" draw:text-style-name="P6" draw:layer="layout" svg:x1="14.9cm" svg:y1="7.9cm" svg:x2="14.9cm" svg:y2="12.1cm">
          <text:p/>
        </draw:line>
        <draw:line draw:style-name="gr10" draw:text-style-name="P6" draw:layer="layout" svg:x1="6cm" svg:y1="7.9cm" svg:x2="6cm" svg:y2="12.1cm">
          <text:p/>
        </draw:line>
        <draw:frame draw:style-name="gr19" draw:text-style-name="P8" draw:layer="layout" svg:width="3.9cm" svg:height="3.806cm" svg:x="2.1cm" svg:y="8.3cm">
          <draw:text-box>
            <text:p text:style-name="P3"><text:span text:style-name="T1">GET</text:span></text:p>
            <text:p text:style-name="P3"/>
            <text:p text:style-name="P3">read </text:p>
            <text:p text:style-name="P3">data / code</text:p>
          </draw:text-box>
        </draw:frame>
        <draw:frame draw:style-name="gr19" draw:text-style-name="P8" draw:layer="layout" svg:width="3.9cm" svg:height="3.806cm" svg:x="6.3cm" svg:y="8.3cm">
          <draw:text-box>
            <text:p text:style-name="P3"><text:span text:style-name="T1">PUT</text:span></text:p>
            <text:p text:style-name="P3"/>
            <text:p text:style-name="P3">write </text:p>
            <text:p text:style-name="P3">data / code</text:p>
          </draw:text-box>
        </draw:frame>
        <draw:frame draw:style-name="gr19" draw:text-style-name="P8" draw:layer="layout" svg:width="3.9cm" svg:height="3.806cm" svg:x="10.7cm" svg:y="8.3cm">
          <draw:text-box>
            <text:p text:style-name="P3"><text:span text:style-name="T1">DELETE</text:span></text:p>
            <text:p text:style-name="P3"/>
            <text:p text:style-name="P3">delete </text:p>
            <text:p text:style-name="P3">data / code</text:p>
          </draw:text-box>
        </draw:frame>
        <draw:frame draw:style-name="gr19" draw:text-style-name="P8" draw:layer="layout" svg:width="3.9cm" svg:height="3.806cm" svg:x="15cm" svg:y="8.3cm">
          <draw:text-box>
            <text:p text:style-name="P3"><text:span text:style-name="T1">POST</text:span></text:p>
            <text:p text:style-name="P3"/>
            <text:p text:style-name="P3">execute</text:p>
            <text:p text:style-name="P3">code / functions</text:p>
          </draw:text-box>
        </draw:frame>
        <draw:custom-shape draw:style-name="gr20" draw:text-style-name="P3" draw:layer="layout" svg:width="1cm" svg:height="1.9cm" svg:x="10cm" svg:y="12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5cm" svg:height="4cm" svg:x="2cm" svg:y="2cm">
          <text:p text:style-name="P3">Brain4it </text:p>
          <text:p text:style-name="P3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4.9cm" svg:height="4cm" svg:x="8cm" svg:y="2cm">
          <text:p text:style-name="P3">Other </text:p>
          <text:p text:style-name="P3">Brain4it</text:p>
          <text:p text:style-name="P3">mod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cm" svg:height="1.9cm" svg:x="4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1cm" svg:height="1.9cm" svg:x="10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4" draw:layer="layout" svg:width="5.078cm" svg:height="0.962cm" draw:transform="rotate (1.57568324870048) translate (0.738cm 6.583cm)">
          <draw:text-box>
            <text:p>APPLICATIONS</text:p>
          </draw:text-box>
        </draw:frame>
        <draw:custom-shape draw:style-name="gr23" draw:text-style-name="P9" draw:layer="layout" svg:width="5cm" svg:height="4cm" svg:x="14cm" svg:y="2cm">
          <text:p text:style-name="P3">Other</text:p>
          <text:p text:style-name="P3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cm" svg:height="1.9cm" svg:x="16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4T17:11:39.436357104</meta:creation-date>
    <dc:date>2018-12-25T13:07:38.655294495</dc:date>
    <meta:editing-duration>PT46M8S</meta:editing-duration>
    <meta:editing-cycles>19</meta:editing-cycles>
    <meta:generator>LibreOffice/6.1.0.3$MacOSX_X86_64 LibreOffice_project/efb621ed25068d70781dc026f7e9c5187a4decd1</meta:generator>
    <meta:document-statistic meta:object-count="35"/>
  </office:meta>
</office:document-meta>
</file>